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193cm" fo:margin-left="1.275cm" table:align="left" style:may-break-between-rows="true" table:border-model="collapsing"/>
    </style:style>
    <style:style style:name="Tableau1.A" style:family="table-column">
      <style:table-column-properties style:column-width="1cm"/>
    </style:style>
    <style:style style:name="Tableau1.E" style:family="table-column">
      <style:table-column-properties style:column-width="12.192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keep-together="auto"/>
    </style:style>
    <style:style style:name="Tableau2" style:family="table">
      <style:table-properties style:width="17.752cm" table:align="right" style:may-break-between-rows="true" table:border-model="collapsing"/>
    </style:style>
    <style:style style:name="Tableau2.A" style:family="table-column">
      <style:table-column-properties style:column-width="4.498cm"/>
    </style:style>
    <style:style style:name="Tableau2.B" style:family="table-column">
      <style:table-column-properties style:column-width="4.604cm"/>
    </style:style>
    <style:style style:name="Tableau2.C" style:family="table-column">
      <style:table-column-properties style:column-width="3.99cm"/>
    </style:style>
    <style:style style:name="Tableau2.D" style:family="table-column">
      <style:table-column-properties style:column-width="4.6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3pt" fo:font-weight="bold" officeooo:rsid="00657be0" officeooo:paragraph-rsid="00185eb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bold" officeooo:rsid="006d8d4c" officeooo:paragraph-rsid="007c19e8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text-properties fo:font-size="13pt" fo:font-style="normal" fo:font-weight="bold" officeooo:rsid="006d8d4c" officeooo:paragraph-rsid="00889fc4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bold" officeooo:rsid="006d8d4c" officeooo:paragraph-rsid="009f3785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fo:font-size="13pt" fo:font-style="normal" fo:font-weight="bold" officeooo:rsid="00801b92" officeooo:paragraph-rsid="00801b92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style="normal" fo:font-weight="bold" officeooo:rsid="007909e8" officeooo:paragraph-rsid="009f3785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style="normal" fo:font-weight="bold" officeooo:rsid="00a03471" officeooo:paragraph-rsid="008499a4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3pt" fo:font-style="normal" fo:font-weight="normal" officeooo:rsid="00654670" officeooo:paragraph-rsid="007c19e8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style="normal" fo:font-weight="normal" officeooo:rsid="005f53d3" officeooo:paragraph-rsid="00754975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font-size="13pt" fo:font-style="normal" fo:font-weight="normal" officeooo:rsid="006ff087" officeooo:paragraph-rsid="00754975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officeooo:rsid="005f53d3" officeooo:paragraph-rsid="0068159a" style:font-size-asian="13pt" style:font-style-asian="normal" style:font-size-complex="13pt" style:font-style-complex="normal"/>
    </style:style>
    <style:style style:name="P1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13" style:family="paragraph" style:parent-style-name="Standard">
      <style:text-properties fo:font-style="normal" officeooo:rsid="00654670" officeooo:paragraph-rsid="00654670" style:font-style-asian="normal" style:font-style-complex="normal"/>
    </style:style>
    <style:style style:name="P14" style:family="paragraph" style:parent-style-name="Standard">
      <style:text-properties fo:font-style="normal" officeooo:rsid="00654670" officeooo:paragraph-rsid="00731c71" style:font-style-asian="normal" style:font-style-complex="normal"/>
    </style:style>
    <style:style style:name="P15" style:family="paragraph" style:parent-style-name="Standard">
      <style:text-properties fo:font-style="normal" officeooo:rsid="00654670" officeooo:paragraph-rsid="007389db" style:font-style-asian="normal" style:font-style-complex="normal"/>
    </style:style>
    <style:style style:name="P16" style:family="paragraph" style:parent-style-name="Standard">
      <style:text-properties fo:font-style="normal" officeooo:rsid="00654670" officeooo:paragraph-rsid="007c19e8" style:font-style-asian="normal" style:font-style-complex="normal"/>
    </style:style>
    <style:style style:name="P17" style:family="paragraph" style:parent-style-name="Standard">
      <style:text-properties fo:font-style="normal" officeooo:rsid="00654670" officeooo:paragraph-rsid="00889fc4" style:font-style-asian="normal" style:font-style-complex="normal"/>
    </style:style>
    <style:style style:name="P18" style:family="paragraph" style:parent-style-name="Standard">
      <style:text-properties fo:font-style="normal" officeooo:rsid="00654670" officeooo:paragraph-rsid="0096e155" style:font-style-asian="normal" style:font-style-complex="normal"/>
    </style:style>
    <style:style style:name="P19" style:family="paragraph" style:parent-style-name="Standard">
      <style:text-properties fo:font-style="normal" officeooo:rsid="007909e8" officeooo:paragraph-rsid="00889fc4" style:font-style-asian="normal" style:font-style-complex="normal"/>
    </style:style>
    <style:style style:name="P20" style:family="paragraph" style:parent-style-name="Standard">
      <style:text-properties fo:font-style="normal" fo:font-weight="bold" officeooo:rsid="00654670" officeooo:paragraph-rsid="00754975" style:font-style-asian="normal" style:font-weight-asian="bold" style:font-style-complex="normal" style:font-weight-complex="bold"/>
    </style:style>
    <style:style style:name="P21" style:family="paragraph" style:parent-style-name="Standard">
      <style:text-properties officeooo:paragraph-rsid="001ad2b2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d8b1" officeooo:paragraph-rsid="00754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54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4975" officeooo:paragraph-rsid="00754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1925" officeooo:paragraph-rsid="00771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99a4" officeooo:paragraph-rsid="00849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6d7d" officeooo:paragraph-rsid="00856d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5d72" officeooo:paragraph-rsid="00875d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fo:font-size="12pt" fo:font-style="normal" fo:font-weight="normal" officeooo:rsid="006d8d4c" officeooo:paragraph-rsid="008499a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officeooo:paragraph-rsid="00889fc4"/>
    </style:style>
    <style:style style:name="P32" style:family="paragraph" style:parent-style-name="Standard">
      <style:text-properties officeooo:paragraph-rsid="0068159a"/>
    </style:style>
    <style:style style:name="P33" style:family="paragraph" style:parent-style-name="Standard">
      <style:text-properties officeooo:paragraph-rsid="0098b0af"/>
    </style:style>
    <style:style style:name="P34" style:family="paragraph" style:parent-style-name="Standard">
      <style:text-properties officeooo:paragraph-rsid="008a48e5"/>
    </style:style>
    <style:style style:name="P35" style:family="paragraph" style:parent-style-name="Standard">
      <style:text-properties officeooo:paragraph-rsid="00801b92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5f53d3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6d8d4c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6ff087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731c71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7389db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7c19e8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801b92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8499a4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889fc4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8a48e5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96e155" style:font-size-asian="13pt" style:font-weight-asian="bold" style:font-size-complex="13pt" style:font-weight-complex="bold"/>
    </style:style>
    <style:style style:name="T14" style:family="text">
      <style:text-properties fo:font-size="13pt" fo:font-style="normal" fo:font-weight="bold" officeooo:rsid="00d6a833" style:font-size-asian="13pt" style:font-style-asian="normal" style:font-weight-asian="bold" style:font-size-complex="13pt" style:font-style-complex="normal" style:font-weight-complex="bold"/>
    </style:style>
    <style:style style:name="T15" style:family="text">
      <style:text-properties fo:font-size="13pt" fo:font-style="normal" fo:font-weight="bold" officeooo:rsid="00654670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size="13pt" fo:font-style="normal" fo:font-weight="bold" officeooo:rsid="005f53d3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size="13pt" fo:font-style="normal" fo:font-weight="bold" officeooo:rsid="006d8d4c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fo:font-size="13pt" fo:font-style="normal" fo:font-weight="bold" officeooo:rsid="00801b92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size="13pt" fo:font-style="normal" fo:font-weight="bold" officeooo:rsid="008c0357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fo:font-size="13pt" fo:font-style="normal" fo:font-weight="normal" officeooo:rsid="005f53d3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size="13pt" officeooo:rsid="006ff087" style:font-size-asian="13pt" style:font-size-complex="13pt"/>
    </style:style>
    <style:style style:name="T22" style:family="text">
      <style:text-properties fo:font-size="13pt" officeooo:rsid="007c19e8" style:font-size-asian="13pt" style:font-size-complex="13pt"/>
    </style:style>
    <style:style style:name="T23" style:family="text">
      <style:text-properties fo:font-size="13pt" officeooo:rsid="00754975" style:font-size-asian="13pt" style:font-size-complex="13pt"/>
    </style:style>
    <style:style style:name="T24" style:family="text">
      <style:text-properties fo:font-size="13pt" fo:font-weight="normal" officeooo:rsid="006ff087" style:font-size-asian="13pt" style:font-weight-asian="normal" style:font-size-complex="13pt" style:font-weight-complex="normal"/>
    </style:style>
    <style:style style:name="T25" style:family="text">
      <style:text-properties fo:font-weight="bold" officeooo:rsid="006d8d4c" style:font-weight-asian="bold" style:font-weight-complex="bold"/>
    </style:style>
    <style:style style:name="T26" style:family="text">
      <style:text-properties fo:font-size="12pt" fo:font-style="normal" fo:font-weight="normal" officeooo:rsid="006d8d4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9f3785" style:font-size-asian="12pt" style:font-weight-asian="bold" style:font-size-complex="12p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7c19e8"/>
    </style:style>
    <style:style style:name="T31" style:family="text">
      <style:text-properties officeooo:rsid="007f4893"/>
    </style:style>
    <style:style style:name="T32" style:family="text">
      <style:text-properties officeooo:rsid="008499a4"/>
    </style:style>
    <style:style style:name="T33" style:family="text">
      <style:text-properties officeooo:rsid="00856d7d"/>
    </style:style>
    <style:style style:name="T34" style:family="text">
      <style:text-properties officeooo:rsid="00889fc4"/>
    </style:style>
    <style:style style:name="T35" style:family="text">
      <style:text-properties officeooo:rsid="008a48e5"/>
    </style:style>
    <style:style style:name="T36" style:family="text">
      <style:text-properties officeooo:rsid="006d8d4c"/>
    </style:style>
    <style:style style:name="T37" style:family="text">
      <style:text-properties officeooo:rsid="006ff087"/>
    </style:style>
    <style:style style:name="T38" style:family="text">
      <style:text-properties officeooo:rsid="0096fbb2"/>
    </style:style>
    <style:style style:name="T39" style:family="text">
      <style:text-properties officeooo:rsid="009f3785"/>
    </style:style>
    <style:style style:name="T40" style:family="text">
      <style:text-properties officeooo:rsid="00a457b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">I</text:span><text:span text:style-name="T14">- </text:span><text:span text:style-name="T15">Utilité du système binaire </text:span><text:span text:style-name="T16">.</text:span></text:p>
      <text:p text:style-name="P32"><text:span text:style-name="T20"><text:tab/></text:span><text:bookmark text:name="p49"/><text:span text:style-name="T20">Les machines telles que les ordinateurs, téléphones et autres sont basés sur de multitudes de <text:tab/>circuits électroniques dont chaque circuit élémentaire ne connaisse que deux états :</text:span><text:bookmark text:name="p50"/><text:span text:style-name="T20"> le courant p<text:tab/>asse </text:span><text:bookmark text:name="p48"/><text:span text:style-name="T20">(1) ou le courant ne passe pas </text:span><text:bookmark text:name="p47"/><text:span text:style-name="T20">(0).</text:span><text:bookmark text:name="p51"/><text:span text:style-name="T20"> <text:line-break/></text:span><text:bookmark text:name="p53"/><text:span text:style-name="T20"><text:tab/>Un ordinateur à un circuit est donc capable de comprendre deux états </text:span><text:bookmark text:name="p52"/><text:span text:style-name="T20">(0 ou 1).<text:line-break/></text:span><text:bookmark text:name="p54"/><text:span text:style-name="T20"><text:tab/>De nos jours, les microprocesseurs contiennent plusieurs milliards de circuits élémentaires.</text:span></text:p>
      <text:p text:style-name="P11"/>
      <text:p text:style-name="P14"><text:span text:style-name="T3">I</text:span><text:span text:style-name="T1">I- </text:span><text:span text:style-name="T6">Rappel de la numération décimale (base 10)</text:span></text:p>
      <text:p text:style-name="P15"><text:span text:style-name="T4"><text:tab/></text:span><text:span text:style-name="T5">1</text:span><text:span text:style-name="T4">) </text:span><text:span text:style-name="T5">Algorithme pour compter avec les système</text:span><text:span text:style-name="T13">s</text:span><text:span text:style-name="T5"> </text:span><text:span text:style-name="T7">à</text:span><text:span text:style-name="T5"> base 10 </text:span><text:span text:style-name="T4">:</text:span></text:p>
      <text:p text:style-name="P18"><text:span text:style-name="T4"><text:tab/></text:span><text:span text:style-name="T24">Dans le système décimal, on a 10 symboles </text:span><text:bookmark text:name="p791"/><text:span text:style-name="T24">(les chiffres de 0 à 9) et on les utilise pour présenter <text:tab/>tous les nombres.</text:span></text:p>
      <text:p text:style-name="P10"/>
      <text:p text:style-name="P20"><text:span text:style-name="T21"><text:tab/></text:span><text:span text:style-name="T22">2) </text:span><text:span text:style-name="T23">Exemple de 0 à 999 </text:span><text:span text:style-name="T22">(en numération décimale)</text:span><text:span text:style-name="T23">.</text:span></text:p>
      <table:table table:name="Tableau1" table:style-name="Tableau1" table:template-name="Default Style">
        <table:table-column table:style-name="Tableau1.A" table:number-columns-repeated="4"/>
        <table:table-column table:style-name="Tableau1.E"/>
        <table:table-row table:style-name="TableLine323182256">
          <table:table-cell table:style-name="Tableau1.A1" office:value-type="string">
            <text:p text:style-name="P22">R3</text:p>
          </table:table-cell>
          <table:table-cell table:style-name="Tableau1.A1" office:value-type="string">
            <text:p text:style-name="P22">R2</text:p>
          </table:table-cell>
          <table:table-cell table:style-name="Tableau1.A1" office:value-type="string">
            <text:p text:style-name="P22">R1</text:p>
          </table:table-cell>
          <table:table-cell table:style-name="Tableau1.A1" office:value-type="string">
            <text:p text:style-name="P22">R0</text:p>
          </table:table-cell>
          <table:table-cell table:style-name="Tableau1.E1" office:value-type="string">
            <text:p text:style-name="P25">Observations</text:p>
          </table:table-cell>
        </table:table-row>
        <table:table-row table:style-name="TableLine320595072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0</text:p>
          </table:table-cell>
          <table:table-cell table:style-name="Tableau1.E2" office:value-type="string">
            <text:p text:style-name="P25">De 0 à 9 : <text:span text:style-name="T38">u</text:span>n seul symbole est nécessaire et suffisant.</text:p>
          </table:table-cell>
        </table:table-row>
        <table:table-row table:style-name="TableLine293379696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1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32136862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>...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323297600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9</text:p>
          </table:table-cell>
          <table:table-cell table:style-name="Tableau1.E2" office:value-type="string">
            <text:p text:style-name="P26">R0 est arrivé à 9.</text:p>
          </table:table-cell>
        </table:table-row>
        <table:table-row table:style-name="TableLine327186000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1</text:p>
          </table:table-cell>
          <table:table-cell table:style-name="Tableau1.A2" office:value-type="string">
            <text:p text:style-name="P25">0</text:p>
          </table:table-cell>
          <table:table-cell table:style-name="Tableau1.E2" office:value-type="string">
            <text:p text:style-name="P26"><text:span text:style-name="T31">On recommence avec </text:span>R<text:span text:style-name="T31">1</text:span> <text:s/><text:span text:style-name="T31">à 1 </text:span>et on initialise R0 <text:s/>à 0.</text:p>
          </table:table-cell>
        </table:table-row>
        <table:table-row table:style-name="TableLine324378256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1</text:p>
          </table:table-cell>
          <table:table-cell table:style-name="Tableau1.A2" office:value-type="string">
            <text:p text:style-name="P25">1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31794790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>,,,</text:p>
          </table:table-cell>
          <table:table-cell table:style-name="Tableau1.A2" office:value-type="string">
            <text:p text:style-name="P25">...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316101776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1</text:p>
          </table:table-cell>
          <table:table-cell table:style-name="Tableau1.A2" office:value-type="string">
            <text:p text:style-name="P25">9</text:p>
          </table:table-cell>
          <table:table-cell table:style-name="Tableau1.E2" office:value-type="string">
            <text:p text:style-name="P26">R0 est arrivé à 9.</text:p>
          </table:table-cell>
        </table:table-row>
        <table:table-row table:style-name="TableLine323112960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26">0</text:p>
          </table:table-cell>
          <table:table-cell table:style-name="Tableau1.E2" office:value-type="string">
            <text:p text:style-name="P26">On incrémente R1 <text:s/>et on initialise R0 à 0.</text:p>
          </table:table-cell>
        </table:table-row>
        <table:table-row table:style-name="TableLine317197312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26">1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29350670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>,,,</text:p>
          </table:table-cell>
          <table:table-cell table:style-name="Tableau1.A2" office:value-type="string">
            <text:p text:style-name="P26">,,,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29444862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26">9</text:p>
          </table:table-cell>
          <table:table-cell table:style-name="Tableau1.E2" office:value-type="string">
            <text:p text:style-name="P26">R0 est arrivé à 9.</text:p>
          </table:table-cell>
        </table:table-row>
        <table:table-row table:style-name="TableLine30597950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3</text:p>
          </table:table-cell>
          <table:table-cell table:style-name="Tableau1.A2" office:value-type="string">
            <text:p text:style-name="P26">0</text:p>
          </table:table-cell>
          <table:table-cell table:style-name="Tableau1.E2" office:value-type="string">
            <text:p text:style-name="P26">On incrémente R1 et on initialise R0 à 0.</text:p>
          </table:table-cell>
        </table:table-row>
        <table:table-row table:style-name="TableLine326710848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>,,,</text:p>
          </table:table-cell>
          <table:table-cell table:style-name="Tableau1.A2" office:value-type="string">
            <text:p text:style-name="P23">,,,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160257680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9</text:p>
          </table:table-cell>
          <table:table-cell table:style-name="Tableau1.A2" office:value-type="string">
            <text:p text:style-name="P26">9</text:p>
          </table:table-cell>
          <table:table-cell table:style-name="Tableau1.E2" office:value-type="string">
            <text:p text:style-name="P26">R0 et R1 sont tous les deux à 9.</text:p>
          </table:table-cell>
        </table:table-row>
        <table:table-row table:style-name="TableLine24726286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1</text:p>
          </table:table-cell>
          <table:table-cell table:style-name="Tableau1.A2" office:value-type="string">
            <text:p text:style-name="P26">0</text:p>
          </table:table-cell>
          <table:table-cell table:style-name="Tableau1.A2" office:value-type="string">
            <text:p text:style-name="P26">0</text:p>
          </table:table-cell>
          <table:table-cell table:style-name="Tableau1.E2" office:value-type="string">
            <text:p text:style-name="P26"><text:span text:style-name="T31">On recommence avec </text:span>R3 <text:s/><text:span text:style-name="T31">à 1 </text:span>et on initialise R0 et R1 à 0.</text:p>
          </table:table-cell>
        </table:table-row>
        <table:table-row table:style-name="TableLine327503136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,,,</text:p>
          </table:table-cell>
          <table:table-cell table:style-name="Tableau1.A2" office:value-type="string">
            <text:p text:style-name="P26">,,,</text:p>
          </table:table-cell>
          <table:table-cell table:style-name="Tableau1.A2" office:value-type="string">
            <text:p text:style-name="P26">,, ,</text:p>
          </table:table-cell>
          <table:table-cell table:style-name="Tableau1.E2" office:value-type="string">
            <text:p text:style-name="P26"/>
          </table:table-cell>
        </table:table-row>
        <table:table-row table:style-name="TableLine316086960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9</text:p>
          </table:table-cell>
          <table:table-cell table:style-name="Tableau1.A2" office:value-type="string">
            <text:p text:style-name="P26">9</text:p>
          </table:table-cell>
          <table:table-cell table:style-name="Tableau1.A2" office:value-type="string">
            <text:p text:style-name="P26">9</text:p>
          </table:table-cell>
          <table:table-cell table:style-name="Tableau1.E2" office:value-type="string">
            <text:p text:style-name="P26">R0, <text:s/>R1 et R2 <text:s/>sont tous <text:s/>à 9.</text:p>
          </table:table-cell>
        </table:table-row>
        <table:table-row table:style-name="Tableau1.20">
          <table:table-cell table:style-name="Tableau1.A2" office:value-type="string">
            <text:p text:style-name="P26">1</text:p>
          </table:table-cell>
          <table:table-cell table:style-name="Tableau1.A2" office:value-type="string">
            <text:p text:style-name="P26">0</text:p>
          </table:table-cell>
          <table:table-cell table:style-name="Tableau1.A2" office:value-type="string">
            <text:p text:style-name="P26">0</text:p>
          </table:table-cell>
          <table:table-cell table:style-name="Tableau1.A2" office:value-type="string">
            <text:p text:style-name="P26">0</text:p>
          </table:table-cell>
          <table:table-cell table:style-name="Tableau1.E2" office:value-type="string">
            <text:p text:style-name="P26"><text:span text:style-name="T31">On recommence avec </text:span>R<text:span text:style-name="T31">4</text:span> <text:s/><text:span text:style-name="T31">à 1 </text:span>et on initialise R0, <text:span text:style-name="T31">R1 </text:span><text:s/>et R<text:span text:style-name="T31">2</text:span> à 0.</text:p>
          </table:table-cell>
        </table:table-row>
      </table:table>
      <text:p text:style-name="P9"/>
      <text:p text:style-name="P16"><text:span text:style-name="T4"><text:tab/></text:span><text:span text:style-name="T8">3</text:span><text:span text:style-name="T4">) Décomposition en base 10 d’un nombre décimal.</text:span></text:p>
      <text:p text:style-name="P2"/>
      <text:p text:style-name="P16"><text:span text:style-name="T4"><text:tab/></text:span><text:span text:style-name="T4"><draw:frame draw:style-name="fr1" draw:name="Objet1" text:anchor-type="as-char" svg:y="-0.377cm" svg:width="9.038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16"><text:span text:style-name="T4"><text:tab/></text:span><text:span text:style-name="T4"><draw:frame draw:style-name="fr1" draw:name="Objet2" text:anchor-type="as-char" svg:y="-0.437cm" svg:width="8.657cm" svg:height="0.52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2"/>
      <text:p text:style-name="P8"><text:span text:style-name="T25"><text:tab/> </text:span><text:span text:style-name="T30">Décomposer en puissance de 10 les nombres suivants :</text:span></text:p>
      <text:p text:style-name="P8"><text:tab/> <text:span text:style-name="T30">10027, 31, 65 et 2049.</text:span></text:p>
      <text:p text:style-name="P8"/>
      <text:p text:style-name="P13"><text:soft-page-break/><text:span text:style-name="T3">I</text:span><text:span text:style-name="T1">I</text:span><text:span text:style-name="T7">I</text:span><text:span text:style-name="T1">- Compter de 0 à 9 avec le système binaire</text:span></text:p>
      <text:p text:style-name="P33"><text:span text:style-name="T26"><text:tab/></text:span><text:bookmark text:name="p358"/><text:span text:style-name="T26">Le système binaire </text:span><text:bookmark text:name="p357"/><text:span text:style-name="T26">(base 2.) utilise le même algorithme avec 2 symboles </text:span><text:bookmark text:name="p356"/><text:span text:style-name="T26">(0 et 1) au lieu de 10 symboles.</text:span><text:bookmark text:name="p359"/><text:span text:style-name="T26"> <text:tab/>Plus généralement, tout système de numération quel que soit leur base utilise le même algorithme.</text:span><text:bookmark text:name="p367"/><text:span text:style-name="T26"> Nous <text:tab/>utiliserons la base 10 </text:span><text:bookmark text:name="p366"/><text:span text:style-name="T26">(décimale), base 2 </text:span><text:bookmark text:name="p365"/><text:span text:style-name="T26">(binaire) et la base 16.</text:span><text:bookmark text:name="p361"/><text:span text:style-name="T26"> </text:span><text:bookmark text:name="p353"/><text:span text:style-name="T26">(hexadécimal)</text:span><text:line-break/></text:p>
      <text:p text:style-name="P19"><text:span text:style-name="T27">IV- </text:span><text:span text:style-name="T4"><text:s/></text:span><text:span text:style-name="T12">Conversion en </text:span><text:span text:style-name="T4">base </text:span><text:span text:style-name="T12">10</text:span><text:span text:style-name="T4"> d’un nombre </text:span><text:span text:style-name="T5">en système binaire</text:span><text:span text:style-name="T4">.</text:span></text:p>
      <text:p text:style-name="P17"><text:span text:style-name="T4"><text:tab/></text:span><text:span text:style-name="T4"><draw:frame draw:style-name="fr1" draw:name="Objet3" text:anchor-type="as-char" svg:y="-0.437cm" svg:width="8.054cm" svg:height="0.591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"> </text:span></text:p>
      <text:p text:style-name="P17"><text:span text:style-name="T4"><text:tab/></text:span><text:span text:style-name="T4"><draw:frame draw:style-name="fr1" draw:name="Objet4" text:anchor-type="as-char" svg:y="-0.415cm" svg:width="7.624cm" svg:height="0.568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4"><text:tab/></text:span></text:p>
      <text:p text:style-name="P17"><text:span text:style-name="T4"><text:tab/></text:span><text:span text:style-name="T4"><draw:frame draw:style-name="fr1" draw:name="Objet5" text:anchor-type="as-char" svg:y="-0.415cm" svg:width="4.643cm" svg:height="0.568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31"><text:span text:style-name="T17"><text:tab/></text:span><text:span text:style-name="T17"><draw:frame draw:style-name="fr1" draw:name="Objet6" text:anchor-type="as-char" svg:y="-0.415cm" svg:width="3.12cm" svg:height="0.568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p text:style-name="P3"/>
      <text:p text:style-name="P6"><text:span text:style-name="T29">V- </text:span><text:span text:style-name="T36"><text:s/></text:span><text:span text:style-name="T35">Conversion </text:span><text:span text:style-name="T36">en base </text:span><text:span text:style-name="T34">1</text:span><text:span text:style-name="T35">0</text:span><text:span text:style-name="T36"> d’un nombre </text:span><text:span text:style-name="T37">en système </text:span><text:span text:style-name="T35">octal (base </text:span><text:span text:style-name="T39">8</text:span><text:span text:style-name="T35">)</text:span><text:span text:style-name="T36">.</text:span></text:p>
      <text:p text:style-name="P4"><text:tab/><draw:frame draw:style-name="fr1" draw:name="Objet10" text:anchor-type="as-char" svg:y="-0.473cm" svg:width="7.151cm" svg:height="0.64cm" draw:z-index="8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4"><text:tab/><draw:frame draw:style-name="fr1" draw:name="Objet15" text:anchor-type="as-char" svg:y="-0.446cm" svg:width="7.26cm" svg:height="0.616cm" draw:z-index="9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4"><text:tab/><draw:frame draw:style-name="fr1" draw:name="Objet16" text:anchor-type="as-char" svg:y="-0.415cm" svg:width="4.782cm" svg:height="0.568cm" draw:z-index="10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4"><text:tab/><draw:frame draw:style-name="fr1" draw:name="Objet20" text:anchor-type="as-char" svg:y="-0.415cm" svg:width="2.559cm" svg:height="0.568cm" draw:z-index="1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3"/>
      <text:p text:style-name="P19"><text:span text:style-name="T27">V</text:span><text:span text:style-name="T28">I</text:span><text:span text:style-name="T27">- </text:span><text:span text:style-name="T4"><text:s/></text:span><text:span text:style-name="T12">Conversion </text:span><text:span text:style-name="T4">en base </text:span><text:span text:style-name="T11">1</text:span><text:span text:style-name="T12">0</text:span><text:span text:style-name="T4"> d’un nombre </text:span><text:span text:style-name="T5">en système </text:span><text:span text:style-name="T11">hexadécimal</text:span><text:span text:style-name="T4">.</text:span></text:p>
      <text:p text:style-name="P17"><text:span text:style-name="T4"><text:tab/></text:span><text:span text:style-name="T4"><draw:frame draw:style-name="fr1" draw:name="Objet9" text:anchor-type="as-char" svg:y="-0.437cm" svg:width="6.287cm" svg:height="0.591cm" draw:z-index="13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17"><text:span text:style-name="T4"><text:tab/></text:span><text:span text:style-name="T4"><draw:frame draw:style-name="fr1" draw:name="Objet17" text:anchor-type="as-char" svg:y="-0.415cm" svg:width="5.89cm" svg:height="0.568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<text:p text:style-name="P17"><text:span text:style-name="T4"><text:tab/></text:span><text:span text:style-name="T4"><draw:frame draw:style-name="fr1" draw:name="Objet18" text:anchor-type="as-char" svg:y="-0.415cm" svg:width="4.122cm" svg:height="0.568cm" draw:z-index="15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<text:p text:style-name="P17"><text:span text:style-name="T4"><text:tab/></text:span><text:span text:style-name="T4"><draw:frame draw:style-name="fr1" draw:name="Objet19" text:anchor-type="as-char" svg:y="-0.415cm" svg:width="3.224cm" svg:height="0.568cm" draw:z-index="16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34"/>
      <text:p text:style-name="P35"><text:span text:style-name="T18">V</text:span><text:span text:style-name="T19">II</text:span><text:span text:style-name="T15">- </text:span><text:bookmark text:name="p14"/><text:span text:style-name="T9">Opérations posées </text:span><text:bookmark text:name="p19"/><text:span text:style-name="T9">(+ et x) et conversion inter-système.</text:span></text:p>
      <text:p text:style-name="P5"><text:tab/><text:span text:style-name="T32">1) Exécuter, en posant, les opérations suivantes</text:span></text:p>
      <text:p text:style-name="P5"><text:tab/><draw:frame draw:style-name="fr1" draw:name="Objet7" text:anchor-type="as-char" svg:y="-0.377cm" svg:width="1.371cm" svg:height="0.467cm" draw:z-index="2"><draw:object xlink:href="./Object 7" xlink:type="simple" xlink:show="embed" xlink:actuate="onLoad"/><draw:image xlink:href="./ObjectReplacements/Object 7" xlink:type="simple" xlink:show="embed" xlink:actuate="onLoad"/><svg:desc>formule</svg:desc></draw:frame> ; <text:s/><draw:frame draw:style-name="fr1" draw:name="Objet8" text:anchor-type="as-char" svg:y="-0.377cm" svg:width="1.443cm" svg:height="0.467cm" draw:z-index="3"><draw:object xlink:href="./Object 8" xlink:type="simple" xlink:show="embed" xlink:actuate="onLoad"/><draw:image xlink:href="./ObjectReplacements/Object 8" xlink:type="simple" xlink:show="embed" xlink:actuate="onLoad"/><svg:desc>formule</svg:desc></draw:frame> ; <draw:frame draw:style-name="fr1" draw:name="Objet25" text:anchor-type="as-char" svg:y="-0.377cm" svg:width="2.889cm" svg:height="0.531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 ; <draw:frame draw:style-name="fr1" draw:name="Objet26" text:anchor-type="as-char" svg:y="-0.377cm" svg:width="2.96cm" svg:height="0.531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5"><text:tab/></text:p>
      <text:p text:style-name="P30"><text:span text:style-name="T32"><text:tab/>2</text:span><text:span text:style-name="T10">) Compléter le tableau ci-dessous</text:span><text:span text:style-name="T11"><text:tab/></text:span></text:p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7">N<text:span text:style-name="T33">otation en </text:span>base 10</text:p>
          </table:table-cell>
          <table:table-cell table:style-name="Tableau2.A1" office:value-type="string">
            <text:p text:style-name="P28">Notation binaire</text:p>
          </table:table-cell>
          <table:table-cell table:style-name="Tableau2.A1" office:value-type="string">
            <text:p text:style-name="P28">Notation hexadécimal</text:p>
          </table:table-cell>
          <table:table-cell table:style-name="Tableau2.D1" office:value-type="string">
            <text:p text:style-name="P29">Notation en base <text:span text:style-name="T40">8</text:span></text:p>
          </table:table-cell>
        </table:table-row>
        <table:table-row table:style-name="TableLine303338048">
          <table:table-cell table:style-name="Tableau2.A2" office:value-type="string">
            <text:p text:style-name="P28"><draw:frame draw:style-name="fr1" draw:name="Objet14" text:anchor-type="as-char" svg:y="-0.482cm" svg:width="1.392cm" svg:height="0.661cm" draw:z-index="1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  <table:table-row table:style-name="TableLine301083712"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4"><draw:frame draw:style-name="fr1" draw:name="Objet21" text:anchor-type="as-char" svg:y="-0.439cm" svg:width="2.819cm" svg:height="0.619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  <table:table-row table:style-name="TableLine319121072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><draw:frame draw:style-name="fr1" draw:name="Objet23" text:anchor-type="as-char" svg:y="-0.439cm" svg:width="1.348cm" svg:height="0.619cm" draw:z-index="18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><draw:frame draw:style-name="fr1" draw:name="Objet24" text:anchor-type="as-char" svg:y="-0.439cm" svg:width="1.296cm" svg:height="0.619cm" draw:z-index="19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2.D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24"><draw:frame draw:style-name="fr1" draw:name="Objet11" text:anchor-type="as-char" svg:y="-0.439cm" svg:width="0.995cm" svg:height="0.619cm" draw:z-index="20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><draw:frame draw:style-name="fr1" draw:name="Objet12" text:anchor-type="as-char" svg:y="-0.482cm" svg:width="3.217cm" svg:height="0.661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><draw:frame draw:style-name="fr1" draw:name="Objet13" text:anchor-type="as-char" svg:y="-0.439cm" svg:width="1.334cm" svg:height="0.672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><draw:frame draw:style-name="fr1" draw:name="Objet22" text:anchor-type="as-char" svg:y="-0.439cm" svg:width="1.335cm" svg:height="0.619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657be0" officeooo:paragraph-rsid="00185ebd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 SYSTÈME BINAIRE</text:p>
      </style:header>
      <style:footer>
        <text:p text:style-name="MP2">Page : <text:page-number text:select-page="current">2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25T10:02:29.203732299</dc:date>
    <meta:editing-duration>PT12H43M57S</meta:editing-duration>
    <meta:editing-cycles>125</meta:editing-cycles>
    <meta:document-statistic meta:table-count="2" meta:image-count="0" meta:object-count="26" meta:page-count="2" meta:paragraph-count="102" meta:word-count="427" meta:character-count="2140" meta:non-whitespace-character-count="1736"/>
  </office:meta>
</office:document-meta>
</file>

<file path=Object 1/content.xml><?xml version="1.0" encoding="utf-8"?>
<math xmlns="http://www.w3.org/1998/Math/MathML" display="block">
  <semantics>
    <mstyle mathvariant="bold">
      <mrow>
        <mn>20381</mn>
        <mo stretchy="false">=</mo>
        <mrow>
          <mrow>
            <mn>2</mn>
            <mo stretchy="false">×</mo>
            <mstyle mathcolor="red">
              <mn>10000</mn>
            </mstyle>
          </mrow>
          <mo stretchy="false">+</mo>
          <mrow>
            <mn>0</mn>
            <mo stretchy="false">×</mo>
            <mstyle mathcolor="red">
              <mn>1000</mn>
            </mstyle>
          </mrow>
          <mo stretchy="false">+</mo>
          <mrow>
            <mn>3</mn>
            <mo stretchy="false">×</mo>
            <mstyle mathcolor="red">
              <mn>100</mn>
            </mstyle>
          </mrow>
          <mo stretchy="false">+</mo>
          <mrow>
            <mn>8</mn>
            <mo stretchy="false">×</mo>
            <mstyle mathcolor="red">
              <mn>10</mn>
            </mstyle>
          </mrow>
          <mo stretchy="false">+</mo>
          <mrow>
            <mn>1</mn>
            <mo stretchy="false">×</mo>
            <mstyle mathcolor="red">
              <mn>1</mn>
            </mstyle>
          </mrow>
        </mrow>
      </mrow>
    </mstyle>
    <annotation encoding="StarMath 5.0">bold { 20381 = 2 times {color red 10000} + 0 times { color red 1000}  + 3 times { color red 100}  + 8 times { color red 10} + 1 times { color red 1}}</annotation>
  </semantics>
</math>
</file>

<file path=Object 10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732</mn>
            </mrow>
            <mo fence="true" form="postfix" stretchy="false">)</mo>
          </mrow>
          <mn>4</mn>
        </msub>
        <mo stretchy="false">=</mo>
        <mstyle mathcolor="red">
          <mn>986</mn>
        </mstyle>
      </mrow>
    </mstyle>
    <annotation encoding="StarMath 5.0">bold { (1732)_4 = {color red 986}}</annotation>
  </semantics>
</math>
</file>

<file path=Object 11/content.xml><?xml version="1.0" encoding="utf-8"?>
<math xmlns="http://www.w3.org/1998/Math/MathML" display="block">
  <semantics>
    <mstyle mathvariant="bold">
      <msub>
        <mn>1111011010</mn>
        <mn>2</mn>
      </msub>
    </mstyle>
    <annotation encoding="StarMath 5.0">bold { 1111011010_2}</annotation>
  </semantics>
</math>
</file>

<file path=Object 12/content.xml><?xml version="1.0" encoding="utf-8"?>
<math xmlns="http://www.w3.org/1998/Math/MathML" display="block">
  <semantics>
    <mstyle mathvariant="bold">
      <msub>
        <mn>12</mn>
        <mn>10</mn>
      </msub>
    </mstyle>
    <annotation encoding="StarMath 5.0">bold { 12_10 }</annotation>
  </semantics>
</math>
</file>

<file path=Object 13/content.xml><?xml version="1.0" encoding="utf-8"?>
<math xmlns="http://www.w3.org/1998/Math/MathML" display="block">
  <semantics>
    <mstyle mathvariant="bold">
      <msub>
        <mn>1565</mn>
        <mn>8</mn>
      </msub>
    </mstyle>
    <annotation encoding="StarMath 5.0">bold { 1565_8}</annotation>
  </semantics>
</math>
</file>

<file path=Object 14/content.xml><?xml version="1.0" encoding="utf-8"?>
<math xmlns="http://www.w3.org/1998/Math/MathML" display="block">
  <semantics>
    <mstyle mathvariant="bold">
      <msub>
        <mrow>
          <mo fence="true" form="prefix" stretchy="false">(</mo>
          <mrow>
            <mn>21</mn>
          </mrow>
          <mo fence="true" form="postfix" stretchy="false">)</mo>
        </mrow>
        <mn>10</mn>
      </msub>
    </mstyle>
    <annotation encoding="StarMath 5.0">bold { (21)_10 }</annotation>
  </semantics>
</math>
</file>

<file path=Object 15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732</mn>
            </mrow>
            <mo fence="true" form="postfix" stretchy="false">)</mo>
          </mrow>
          <mn>8</mn>
        </msub>
        <mo stretchy="false">=</mo>
        <mrow>
          <mrow>
            <mn>1</mn>
            <mo stretchy="false">×</mo>
            <mstyle mathcolor="red">
              <msup>
                <mn>8</mn>
                <mn>3</mn>
              </msup>
            </mstyle>
          </mrow>
          <mo stretchy="false">+</mo>
          <mrow>
            <mn>7</mn>
            <mo stretchy="false">×</mo>
            <mstyle mathcolor="red">
              <msup>
                <mn>8</mn>
                <mn>2</mn>
              </msup>
            </mstyle>
          </mrow>
          <mo stretchy="false">+</mo>
          <mrow>
            <mn>3</mn>
            <mo stretchy="false">×</mo>
            <mstyle mathcolor="red">
              <msup>
                <mn>8</mn>
                <mn>1</mn>
              </msup>
            </mstyle>
          </mrow>
          <mo stretchy="false">+</mo>
          <mrow>
            <mn>2</mn>
            <mo stretchy="false">×</mo>
            <mstyle mathcolor="red">
              <mn>8⁰</mn>
            </mstyle>
          </mrow>
        </mrow>
      </mrow>
    </mstyle>
    <annotation encoding="StarMath 5.0">bold { (1732)_8 = 1 times {color red 8^3} + 7 times { color red 8^2}  + 3 times { color red 8^1}+ 2 times {color red 8⁰}}</annotation>
  </semantics>
</math>
</file>

<file path=Object 16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732</mn>
            </mrow>
            <mo fence="true" form="postfix" stretchy="false">)</mo>
          </mrow>
          <mn>4</mn>
        </msub>
        <mo stretchy="false">=</mo>
        <mrow>
          <mrow>
            <mn>1</mn>
            <mo stretchy="false">×</mo>
            <mstyle mathcolor="red">
              <mn>512</mn>
            </mstyle>
          </mrow>
          <mo stretchy="false">+</mo>
          <mrow>
            <mn>7</mn>
            <mo stretchy="false">×</mo>
            <mstyle mathcolor="red">
              <mn>64</mn>
            </mstyle>
          </mrow>
          <mo stretchy="false">+</mo>
          <mrow>
            <mn>3</mn>
            <mo stretchy="false">×</mo>
            <mstyle mathcolor="red">
              <mn>8</mn>
            </mstyle>
          </mrow>
          <mo stretchy="false">+</mo>
          <mrow>
            <mn>2</mn>
            <mo stretchy="false">×</mo>
            <mstyle mathcolor="red">
              <mn>1</mn>
            </mstyle>
          </mrow>
        </mrow>
      </mrow>
    </mstyle>
    <annotation encoding="StarMath 5.0">bold { (1732)_4 = 1 times {color red 512} + 7 times { color red 64}  + 3 times { color red 8}+ 2 times {color red 1}}</annotation>
  </semantics>
</math>
</file>

<file path=Object 17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row>
                <mn>13</mn>
                <mi>D</mi>
              </mrow>
            </mrow>
            <mo fence="true" form="postfix" stretchy="false">)</mo>
          </mrow>
          <mn>16</mn>
        </msub>
        <mo stretchy="false">=</mo>
        <mrow>
          <mrow>
            <mn>1</mn>
            <mo stretchy="false">×</mo>
            <mstyle mathcolor="red">
              <mn>256</mn>
            </mstyle>
          </mrow>
          <mo stretchy="false">+</mo>
          <mrow>
            <mn>3</mn>
            <mo stretchy="false">×</mo>
            <mstyle mathcolor="red">
              <mn>16</mn>
            </mstyle>
          </mrow>
          <mo stretchy="false">+</mo>
          <mrow>
            <mn>13</mn>
            <mo stretchy="false">×</mo>
            <mstyle mathcolor="red">
              <mn>1</mn>
            </mstyle>
          </mrow>
        </mrow>
      </mrow>
    </mstyle>
    <annotation encoding="StarMath 5.0">bold { (13D)_16 = 1 times {color red 256} + 3 times { color red 16}  + 13 times { color red 1}}</annotation>
  </semantics>
</math>
</file>

<file path=Object 18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row>
                <mn>13</mn>
                <mi>D</mi>
              </mrow>
            </mrow>
            <mo fence="true" form="postfix" stretchy="false">)</mo>
          </mrow>
          <mn>16</mn>
        </msub>
        <mo stretchy="false">=</mo>
        <mrow>
          <mstyle mathcolor="red">
            <mn>256</mn>
          </mstyle>
          <mo stretchy="false">+</mo>
          <mstyle mathcolor="red">
            <mn>48</mn>
          </mstyle>
          <mo stretchy="false">+</mo>
          <mstyle mathcolor="red">
            <mn>13</mn>
          </mstyle>
        </mrow>
      </mrow>
    </mstyle>
    <annotation encoding="StarMath 5.0">bold { (13D)_16 = {color red 256} + { color red 48}  + { color red 13}}</annotation>
  </semantics>
</math>
</file>

<file path=Object 19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row>
                <mn>13</mn>
                <mi>D</mi>
              </mrow>
            </mrow>
            <mo fence="true" form="postfix" stretchy="false">)</mo>
          </mrow>
          <mn>16</mn>
        </msub>
        <mo stretchy="false">=</mo>
        <mstyle mathcolor="red">
          <msub>
            <mrow>
              <mo fence="true" form="prefix" stretchy="false">(</mo>
              <mrow>
                <mn>317</mn>
              </mrow>
              <mo fence="true" form="postfix" stretchy="false">)</mo>
            </mrow>
            <mn>10</mn>
          </msub>
        </mstyle>
      </mrow>
    </mstyle>
    <annotation encoding="StarMath 5.0">bold { (13D)_16 = {color red (317)_10}}</annotation>
  </semantics>
</math>
</file>

<file path=Object 2/content.xml><?xml version="1.0" encoding="utf-8"?>
<math xmlns="http://www.w3.org/1998/Math/MathML" display="block">
  <semantics>
    <mstyle mathvariant="bold">
      <mrow>
        <mn>20381</mn>
        <mo stretchy="false">=</mo>
        <mrow>
          <mrow>
            <mn>2</mn>
            <mo stretchy="false">×</mo>
            <mstyle mathcolor="red">
              <msup>
                <mn>10</mn>
                <mn>4</mn>
              </msup>
            </mstyle>
          </mrow>
          <mo stretchy="false">+</mo>
          <mrow>
            <mn>0</mn>
            <mo stretchy="false">×</mo>
            <mstyle mathcolor="red">
              <msup>
                <mn>10</mn>
                <mn>3</mn>
              </msup>
            </mstyle>
          </mrow>
          <mo stretchy="false">+</mo>
          <mrow>
            <mn>3</mn>
            <mo stretchy="false">×</mo>
            <mstyle mathcolor="red">
              <msup>
                <mn>10</mn>
                <mn>2</mn>
              </msup>
            </mstyle>
          </mrow>
          <mo stretchy="false">+</mo>
          <mrow>
            <mn>8</mn>
            <mo stretchy="false">×</mo>
            <mstyle mathcolor="red">
              <msup>
                <mn>10</mn>
                <mn>1</mn>
              </msup>
            </mstyle>
          </mrow>
          <mo stretchy="false">+</mo>
          <mrow>
            <mn>1</mn>
            <mo stretchy="false">×</mo>
            <mstyle mathcolor="red">
              <msup>
                <mn>10</mn>
                <mn>0</mn>
              </msup>
            </mstyle>
          </mrow>
        </mrow>
      </mrow>
    </mstyle>
    <annotation encoding="StarMath 5.0">bold { 20381 = 2 times {color red 10^4} + 0 times { color red 10^3}  + 3 times { color red 10^2}  + 8 times { color red 10^1} + 1 times { color red 10^0}}</annotation>
  </semantics>
</math>
</file>

<file path=Object 20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732</mn>
            </mrow>
            <mo fence="true" form="postfix" stretchy="false">)</mo>
          </mrow>
          <mn>4</mn>
        </msub>
        <mo stretchy="false">=</mo>
        <mrow>
          <mstyle mathcolor="red">
            <mn>512</mn>
          </mstyle>
          <mo stretchy="false">+</mo>
          <mstyle mathcolor="red">
            <mn>448</mn>
          </mstyle>
          <mo stretchy="false">+</mo>
          <mstyle mathcolor="red">
            <mn>24</mn>
          </mstyle>
          <mo stretchy="false">+</mo>
          <mstyle mathcolor="red">
            <mn>2</mn>
          </mstyle>
        </mrow>
      </mrow>
    </mstyle>
    <annotation encoding="StarMath 5.0">bold { (1732)_4 = {color red 512} + {color red 448} + { color red 24}+ {color red 2}}</annotation>
  </semantics>
</math>
</file>

<file path=Object 21/content.xml><?xml version="1.0" encoding="utf-8"?>
<math xmlns="http://www.w3.org/1998/Math/MathML" display="block">
  <semantics>
    <mstyle mathvariant="bold">
      <msub>
        <mtext>16F</mtext>
        <mn>16</mn>
      </msub>
    </mstyle>
    <annotation encoding="StarMath 5.0">bold { "16F"_16}</annotation>
  </semantics>
</math>
</file>

<file path=Object 22/content.xml><?xml version="1.0" encoding="utf-8"?>
<math xmlns="http://www.w3.org/1998/Math/MathML" display="block">
  <semantics>
    <mstyle mathvariant="bold">
      <msub>
        <mrow>
          <mo fence="true" form="prefix" stretchy="false">(</mo>
          <mrow>
            <mn>1011011010</mn>
          </mrow>
          <mo fence="true" form="postfix" stretchy="false">)</mo>
        </mrow>
        <mn>2</mn>
      </msub>
    </mstyle>
    <annotation encoding="StarMath 5.0">bold { (1011011010)_2}</annotation>
  </semantics>
</math>
</file>

<file path=Object 23/content.xml><?xml version="1.0" encoding="utf-8"?>
<math xmlns="http://www.w3.org/1998/Math/MathML" display="block">
  <semantics>
    <mstyle mathvariant="bold">
      <msub>
        <mn>305</mn>
        <mrow>
          <mo fence="true" form="prefix" stretchy="false">(</mo>
          <mrow>
            <mn>8</mn>
          </mrow>
          <mo fence="true" form="postfix" stretchy="false">)</mo>
        </mrow>
      </msub>
    </mstyle>
    <annotation encoding="StarMath 5.0">bold { 305_(8)}</annotation>
  </semantics>
</math>
</file>

<file path=Object 24/content.xml><?xml version="1.0" encoding="utf-8"?>
<math xmlns="http://www.w3.org/1998/Math/MathML" display="block">
  <semantics>
    <mstyle mathvariant="bold">
      <msub>
        <mn>1201</mn>
        <mn>2</mn>
      </msub>
    </mstyle>
    <annotation encoding="StarMath 5.0">bold { 1201_2}</annotation>
  </semantics>
</math>
</file>

<file path=Object 25/content.xml><?xml version="1.0" encoding="utf-8"?>
<math xmlns="http://www.w3.org/1998/Math/MathML" display="block">
  <semantics>
    <mstyle mathvariant="bold">
      <mrow>
        <msub>
          <mtext>10110</mtext>
          <mn>2</mn>
        </msub>
        <mo stretchy="false">+</mo>
        <msub>
          <mtext>11010</mtext>
          <mn>2</mn>
        </msub>
      </mrow>
    </mstyle>
    <annotation encoding="StarMath 5.0">bold { "10110"_2 + "11010"_2}</annotation>
  </semantics>
</math>
</file>

<file path=Object 26/content.xml><?xml version="1.0" encoding="utf-8"?>
<math xmlns="http://www.w3.org/1998/Math/MathML" display="block">
  <semantics>
    <mstyle mathvariant="bold">
      <mrow>
        <msub>
          <mtext>10110</mtext>
          <mn>2</mn>
        </msub>
        <mo stretchy="false">×</mo>
        <msub>
          <mtext>11010</mtext>
          <mn>2</mn>
        </msub>
      </mrow>
    </mstyle>
    <annotation encoding="StarMath 5.0">bold { "10110"_2 times "11010"_2}</annotation>
  </semantics>
</math>
</file>

<file path=Object 3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1001</mn>
            </mrow>
            <mo fence="true" form="postfix" stretchy="false">)</mo>
          </mrow>
          <mn>2</mn>
        </msub>
        <mo stretchy="false">=</mo>
        <mrow>
          <mrow>
            <mn>1</mn>
            <mo stretchy="false">×</mo>
            <mstyle mathcolor="red">
              <msup>
                <mn>2</mn>
                <mn>4</mn>
              </msup>
            </mstyle>
          </mrow>
          <mo stretchy="false">+</mo>
          <mrow>
            <mn>1</mn>
            <mo stretchy="false">×</mo>
            <mstyle mathcolor="red">
              <msup>
                <mn>2</mn>
                <mn>3</mn>
              </msup>
            </mstyle>
          </mrow>
          <mo stretchy="false">+</mo>
          <mrow>
            <mn>0</mn>
            <mo stretchy="false">×</mo>
            <mstyle mathcolor="red">
              <msup>
                <mn>2</mn>
                <mn>2</mn>
              </msup>
            </mstyle>
          </mrow>
          <mo stretchy="false">+</mo>
          <mrow>
            <mn>0</mn>
            <mo stretchy="false">×</mo>
            <mstyle mathcolor="red">
              <msup>
                <mn>2</mn>
                <mn>1</mn>
              </msup>
            </mstyle>
          </mrow>
          <mo stretchy="false">+</mo>
          <mrow>
            <mn>1</mn>
            <mo stretchy="false">×</mo>
            <mstyle mathcolor="red">
              <msup>
                <mn>2</mn>
                <mn>0</mn>
              </msup>
            </mstyle>
          </mrow>
        </mrow>
      </mrow>
    </mstyle>
    <annotation encoding="StarMath 5.0">bold { (11001)_2 = 1 times {color red 2^4} + 1 times { color red 2^3}  + 0 times { color red 2^2}  + 0 times { color red 2^1} + 1 times { color red 2^0}}</annotation>
  </semantics>
</math>
</file>

<file path=Object 4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1001</mn>
            </mrow>
            <mo fence="true" form="postfix" stretchy="false">)</mo>
          </mrow>
          <mn>2</mn>
        </msub>
        <mo stretchy="false">=</mo>
        <mrow>
          <mrow>
            <mn>1</mn>
            <mo stretchy="false">×</mo>
            <mstyle mathcolor="red">
              <mn>16</mn>
            </mstyle>
          </mrow>
          <mo stretchy="false">+</mo>
          <mrow>
            <mn>1</mn>
            <mo stretchy="false">×</mo>
            <mstyle mathcolor="red">
              <mn>8</mn>
            </mstyle>
          </mrow>
          <mo stretchy="false">+</mo>
          <mrow>
            <mn>0</mn>
            <mo stretchy="false">×</mo>
            <mstyle mathcolor="red">
              <mn>4</mn>
            </mstyle>
          </mrow>
          <mo stretchy="false">+</mo>
          <mrow>
            <mn>0</mn>
            <mo stretchy="false">×</mo>
            <mstyle mathcolor="red">
              <mn>2</mn>
            </mstyle>
          </mrow>
          <mo stretchy="false">+</mo>
          <mrow>
            <mn>1</mn>
            <mo stretchy="false">×</mo>
            <mstyle mathcolor="red">
              <mn>1</mn>
            </mstyle>
          </mrow>
        </mrow>
      </mrow>
    </mstyle>
    <annotation encoding="StarMath 5.0">bold { (11001)_2 = 1 times {color red 16} + 1 times { color red 8}  + 0 times { color red 4}  + 0 times { color red 2} + 1 times { color red 1}}</annotation>
  </semantics>
</math>
</file>

<file path=Object 5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1001</mn>
            </mrow>
            <mo fence="true" form="postfix" stretchy="false">)</mo>
          </mrow>
          <mn>2</mn>
        </msub>
        <mo stretchy="false">=</mo>
        <mrow>
          <mstyle mathcolor="red">
            <mn>16</mn>
          </mstyle>
          <mo stretchy="false">+</mo>
          <mstyle mathcolor="red">
            <mn>8</mn>
          </mstyle>
          <mo stretchy="false">+</mo>
          <mn>0</mn>
          <mo stretchy="false">+</mo>
          <mn>0</mn>
          <mo stretchy="false">+</mo>
          <mstyle mathcolor="red">
            <mn>1</mn>
          </mstyle>
        </mrow>
      </mrow>
    </mstyle>
    <annotation encoding="StarMath 5.0">bold { (11001)_2 = {color red 16} + { color red 8}  + 0  + 0 + { color red 1}}</annotation>
  </semantics>
</math>
</file>

<file path=Object 6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1001</mn>
            </mrow>
            <mo fence="true" form="postfix" stretchy="false">)</mo>
          </mrow>
          <mn>2</mn>
        </msub>
        <mo stretchy="false">=</mo>
        <mstyle mathcolor="red">
          <msub>
            <mrow>
              <mo fence="true" form="prefix" stretchy="false">(</mo>
              <mrow>
                <mn>25</mn>
              </mrow>
              <mo fence="true" form="postfix" stretchy="false">)</mo>
            </mrow>
            <mn>10</mn>
          </msub>
        </mstyle>
      </mrow>
    </mstyle>
    <annotation encoding="StarMath 5.0">bold { (11001)_2 = {color red (25)_10}}</annotation>
  </semantics>
</math>
</file>

<file path=Object 7/content.xml><?xml version="1.0" encoding="utf-8"?>
<math xmlns="http://www.w3.org/1998/Math/MathML" display="block">
  <semantics>
    <mstyle mathvariant="bold">
      <mrow>
        <mn>22</mn>
        <mo stretchy="false">+</mo>
        <mn>26</mn>
      </mrow>
    </mstyle>
    <annotation encoding="StarMath 5.0">bold { 22 + 26}</annotation>
  </semantics>
</math>
</file>

<file path=Object 8/content.xml><?xml version="1.0" encoding="utf-8"?>
<math xmlns="http://www.w3.org/1998/Math/MathML" display="block">
  <semantics>
    <mstyle mathvariant="bold">
      <mrow>
        <mn>22</mn>
        <mo stretchy="false">×</mo>
        <mn>26</mn>
      </mrow>
    </mstyle>
    <annotation encoding="StarMath 5.0">bold { 22 times 26}</annotation>
  </semantics>
</math>
</file>

<file path=Object 9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row>
                <mn>13</mn>
                <mi>D</mi>
              </mrow>
            </mrow>
            <mo fence="true" form="postfix" stretchy="false">)</mo>
          </mrow>
          <mn>16</mn>
        </msub>
        <mo stretchy="false">=</mo>
        <mrow>
          <mrow>
            <mn>1</mn>
            <mo stretchy="false">×</mo>
            <mstyle mathcolor="red">
              <msup>
                <mn>16</mn>
                <mn>2</mn>
              </msup>
            </mstyle>
          </mrow>
          <mo stretchy="false">+</mo>
          <mrow>
            <mn>3</mn>
            <mo stretchy="false">×</mo>
            <mstyle mathcolor="red">
              <msup>
                <mn>16</mn>
                <mn>1</mn>
              </msup>
            </mstyle>
          </mrow>
          <mo stretchy="false">+</mo>
          <mrow>
            <mn>13</mn>
            <mo stretchy="false">×</mo>
            <mstyle mathcolor="red">
              <msup>
                <mn>16</mn>
                <mn>0</mn>
              </msup>
            </mstyle>
          </mrow>
        </mrow>
      </mrow>
    </mstyle>
    <annotation encoding="StarMath 5.0">bold { (13D)_16 = 1 times {color red 16^2} + 3 times { color red 16^1}  + 13 times { color red 16^0}}</annotation>
  </semantics>
</math>
</file>